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bf0041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977cm" svg:y1="15.53cm" svg:x2="4.977cm" svg:y2="22.134cm">
          <text:p/>
        </draw:line>
        <draw:line draw:style-name="gr1" draw:text-style-name="P1" draw:layer="layout" svg:x1="14.375cm" svg:y1="22.134cm" svg:x2="4.977cm" svg:y2="22.135cm">
          <text:p/>
        </draw:line>
        <draw:frame draw:style-name="gr2" draw:text-style-name="P2" draw:layer="layout" svg:width="0.514cm" svg:height="0.627cm" svg:x="14.496cm" svg:y="22.6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3.961cm" svg:y="14.8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9.422cm" svg:y1="22.134cm" svg:x2="9.422cm" svg:y2="17.816cm">
          <text:p/>
        </draw:line>
        <draw:line draw:style-name="gr3" draw:text-style-name="P1" draw:layer="layout" svg:x1="4.977cm" svg:y1="17.816cm" svg:x2="9.422cm" svg:y2="17.816cm">
          <text:p/>
        </draw:line>
        <draw:line draw:style-name="gr3" draw:text-style-name="P1" draw:layer="layout" svg:x1="4.977cm" svg:y1="17.816cm" svg:x2="9.549cm" svg:y2="17.816cm">
          <text:p/>
        </draw:line>
        <draw:line draw:style-name="gr3" draw:text-style-name="P1" draw:layer="layout" svg:x1="9.549cm" svg:y1="22.134cm" svg:x2="9.549cm" svg:y2="17.816cm">
          <text:p/>
        </draw:line>
        <draw:line draw:style-name="gr4" draw:text-style-name="P1" draw:layer="layout" svg:x1="9.422cm" svg:y1="22.007cm" svg:x2="9.422cm" svg:y2="22.388cm">
          <text:p/>
        </draw:line>
        <draw:line draw:style-name="gr4" draw:text-style-name="P1" draw:layer="layout" svg:x1="9.549cm" svg:y1="22.007cm" svg:x2="9.549cm" svg:y2="22.388cm">
          <text:p/>
        </draw:line>
        <draw:line draw:style-name="gr4" draw:text-style-name="P1" draw:layer="layout" svg:x1="5.231cm" svg:y1="17.816cm" svg:x2="4.723cm" svg:y2="17.816cm">
          <text:p/>
        </draw:line>
        <draw:frame draw:style-name="gr2" draw:text-style-name="P2" draw:layer="layout" svg:width="1.717cm" svg:height="0.445cm" svg:x="8.721cm" svg:y="22.5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5" draw:text-style-name="P1" draw:layer="layout" svg:width="12.003cm" svg:height="5.172cm" draw:transform="rotate (0.200887396904547) translate (2.89785806692842cm 16.6023886058154cm)" svg:viewBox="0 0 12004 5173" svg:d="M0 5173c388-7 638-288 897-521 272-245 622-177 845-486 196-271 543-392 749-660 189-246 440-427 623-685 179-253 442-488 748-550 264-54 541-44 810 11 245 50 499 72 738 150 227 75 439 14 670 49 286 43 578-14 865-43 310-33 637-96 891-280 232-169 470-256 707-449 234-191 297-402 474-606 170-195 305-414 437-636 146-244 431-294 672-389 231-91 492-84 739-69 288 17 575 25 860 87l215 21 64 13">
          <text:p/>
        </draw:path>
        <draw:line draw:style-name="gr6" draw:text-style-name="P1" draw:layer="layout" svg:x1="16.494cm" svg:y1="16.419cm" svg:x2="3.58cm" svg:y2="18.959cm">
          <text:p/>
        </draw:line>
        <draw:frame draw:style-name="gr2" draw:text-style-name="P2" draw:layer="layout" svg:width="4.37cm" svg:height="0.445cm" svg:x="10.372cm" svg:y="19.9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2.763cm" svg:height="0.454cm" svg:x="1.666cm" svg:y="17.6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6-08T23:17:38.685735454</dc:date>
    <meta:editing-duration>PT38M36S</meta:editing-duration>
    <meta:editing-cycles>14</meta:editing-cycles>
    <meta:generator>LibreOffice/6.4.7.2$Linux_X86_64 LibreOffice_project/4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row>
      <msub>
        <mi>x</mi>
        <mn>0</mn>
      </msub>
      <mi mathvariant="italic">et</mi>
      <mrow>
        <msub>
          <mi>x</mi>
          <mn>0</mn>
        </msub>
        <mo stretchy="false">+</mo>
        <mi>h</mi>
      </mrow>
      <mi mathvariant="italic">sont</mi>
      <mi mathvariant="italic">très</mi>
      <mi mathvariant="italic">proches</mi>
    </mrow>
    <annotation encoding="StarMath 5.0">x_0 et x_0 + h sont très proches</annotation>
  </semantics>
</math>
</file>

<file path=Object 4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  <mo stretchy="false">≈</mo>
          <mi>f</mi>
        </mrow>
        <mrow>
          <mo fence="true" stretchy="false">(</mo>
          <mrow>
            <mrow>
              <msub>
                <mi>x</mi>
                <mn>0</mn>
              </msub>
              <mo stretchy="false">+</mo>
              <mi>h</mi>
            </mrow>
          </mrow>
          <mo fence="true" stretchy="false">)</mo>
        </mrow>
      </mrow>
    </mstyle>
    <annotation encoding="StarMath 5.0">color blue {f(x_0 ) approx f(x_0 +h)}</annotation>
  </semantics>
</math>
</file>

<file path=Object 7/content.xml><?xml version="1.0" encoding="utf-8"?>
<math xmlns="http://www.w3.org/1998/Math/MathML" display="block">
  <semantics>
    <mstyle color="blue">
      <mrow>
        <msub>
          <mi>x</mi>
          <mn>0</mn>
        </msub>
        <mo stretchy="false">≈</mo>
        <mrow>
          <msub>
            <mi>x</mi>
            <mn>0</mn>
          </msub>
          <mo stretchy="false">+</mo>
          <mi>h</mi>
        </mrow>
      </mrow>
    </mstyle>
    <annotation encoding="StarMath 5.0">color blue {x_0 approx x_0 +h}</annotation>
  </semantics>
</math>
</file>